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6cm" fo:min-width="1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5.702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3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6" style:family="graphic" style:parent-style-name="standard">
      <style:graphic-properties draw:textarea-horizontal-align="justify" draw:textarea-vertical-align="middle" draw:auto-grow-height="false" fo:min-height="1.052cm" fo:min-width="3.945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5.977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2.232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2.485cm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612cm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4.199cm"/>
    </style:style>
    <style:style style:name="gr17" style:family="graphic" style:parent-style-name="standard">
      <style:graphic-properties draw:fill-color="#4b1f6f" draw:textarea-horizontal-align="justify" draw:textarea-vertical-align="middle" draw:auto-grow-height="false" fo:min-height="1.782cm" fo:min-width="0.008cm"/>
    </style:style>
    <style:style style:name="gr18" style:family="graphic" style:parent-style-name="standard">
      <style:graphic-properties draw:fill-color="#579d1c" draw:textarea-horizontal-align="justify" draw:textarea-vertical-align="middle" draw:auto-grow-height="false" fo:min-height="2.845cm" fo:min-width="2.595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standard">
      <style:graphic-properties draw:fill-color="#ff950e" draw:textarea-horizontal-align="justify" draw:textarea-vertical-align="middle" draw:auto-grow-height="false" fo:min-height="3.179cm" fo:min-width="8.263cm"/>
    </style:style>
    <style:style style:name="gr23" style:family="graphic" style:parent-style-name="standard">
      <style:graphic-properties draw:stroke="none" svg:stroke-color="#000000" draw:fill="none" draw:fill-color="#ffffff" fo:min-height="0.131cm"/>
    </style:style>
    <style:style style:name="gr24" style:family="graphic" style:parent-style-name="standard">
      <style:graphic-properties draw:stroke="none" svg:stroke-color="#000000" draw:fill="none" draw:fill-color="#ffffff" fo:min-height="0.512cm"/>
    </style:style>
    <style:style style:name="gr25" style:family="graphic" style:parent-style-name="standard">
      <style:graphic-properties draw:stroke="none" draw:fill="none" fo:min-height="0.557cm"/>
    </style:style>
    <style:style style:name="gr26" style:family="graphic" style:parent-style-name="standard">
      <style:graphic-properties draw:stroke="none" svg:stroke-color="#000000" draw:fill="none" draw:fill-color="#ffffff" fo:min-height="1.274cm"/>
    </style:style>
    <style:style style:name="gr27" style:family="graphic" style:parent-style-name="standard">
      <style:graphic-properties draw:textarea-horizontal-align="justify" draw:textarea-vertical-align="middle" draw:auto-grow-height="false" fo:min-height="1.368cm" fo:min-width="1.20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164cm" fo:min-width="1.007cm"/>
    </style:style>
    <style:style style:name="gr29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4b1f6f"/>
      <style:paragraph-properties fo:text-align="center"/>
    </style:style>
    <style:style style:name="P10" style:family="paragraph">
      <loext:graphic-properties draw:fill-color="#579d1c"/>
      <style:paragraph-properties fo:text-align="center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-color="#ff950e"/>
      <style:paragraph-properties fo:text-align="center"/>
      <style:text-properties fo:font-size="18pt" style:text-underline-style="solid" style:text-underline-width="auto" style:text-underline-color="font-color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4" style:family="paragraph">
      <loext:graphic-properties draw:fill="none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191cm" svg:height="3.81cm" svg:x="11.414cm" svg:y="3.794cm">
          <text:p text:style-name="P1">Peripheral</text:p>
          <text:p text:style-name="P1">Typ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6.35cm" svg:height="1.524cm" svg:x="3.032cm" svg:y="13.065cm">
          <text:p text:style-name="P1">Write to Ring Buffer</text:p>
          <text:p text:style-name="P1">At WTK 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7.753cm" svg:height="3.048cm" svg:x="2.391cm" svg:y="8.747cm">
          <text:p text:style-name="P1">Space Available in</text:p>
          <text:p text:style-name="P1">Ring Buff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.391cm" svg:y1="10.271cm" svg:x2="6.267cm" svg:y2="8.747cm" draw:start-shape="id1" draw:start-glue-point="5" draw:end-shape="id1" draw:end-glue-point="4" svg:d="M2391 10271h-502v-2025h4378v501" svg:viewBox="0 0 4379 2026">
          <text:p/>
        </draw:connector>
        <draw:custom-shape draw:style-name="gr5" draw:text-style-name="P1" xml:id="id2" draw:id="id2" draw:layer="layout" svg:width="4.064cm" svg:height="3.048cm" svg:x="4.302cm" svg:y="17.383cm">
          <text:p text:style-name="P1">All Data</text:p>
          <text:p text:style-name="P1">Writt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" draw:id="id3" draw:layer="layout" svg:width="4.445cm" svg:height="1.302cm" svg:x="11.541cm" svg:y="18.272cm">
          <text:p text:style-name="P1">Exit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6.477cm" svg:height="1.524cm" svg:x="10.271cm" svg:y="1cm">
          <text:p text:style-name="P1">pci_write(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366cm" svg:y1="18.907cm" svg:x2="11.541cm" svg:y2="18.923cm" draw:start-shape="id2" draw:start-glue-point="7" draw:end-shape="id3" draw:end-glue-point="3" svg:d="M8366 18907h1588v16h1587" svg:viewBox="0 0 3176 17">
          <text:p/>
        </draw:connector>
        <draw:connector draw:style-name="gr4" draw:text-style-name="P2" draw:layer="layout" svg:x1="11.414cm" svg:y1="5.699cm" svg:x2="6.267cm" svg:y2="8.747cm" draw:start-shape="id4" draw:start-glue-point="5" draw:end-shape="id1" draw:end-glue-point="4" svg:d="M11414 5699h-5147v3048" svg:viewBox="0 0 5148 3049">
          <text:p/>
        </draw:connector>
        <draw:connector draw:style-name="gr4" draw:text-style-name="P2" draw:layer="layout" svg:x1="6.267cm" svg:y1="11.795cm" svg:x2="6.207cm" svg:y2="13.065cm" draw:end-shape="id5" draw:end-glue-point="0" svg:d="M6267 11795v385h-60v885" svg:viewBox="0 0 61 1271">
          <text:p/>
        </draw:connector>
        <draw:connector draw:style-name="gr4" draw:text-style-name="P2" draw:layer="layout" svg:x1="6.207cm" svg:y1="14.589cm" svg:x2="6.334cm" svg:y2="17.383cm" draw:start-shape="id5" draw:start-glue-point="2" draw:end-shape="id2" draw:end-glue-point="4" svg:d="M6207 14589v1398h127v1396" svg:viewBox="0 0 128 2795">
          <text:p/>
        </draw:connector>
        <draw:custom-shape draw:style-name="gr2" draw:text-style-name="P1" xml:id="id6" draw:id="id6" draw:layer="layout" svg:width="6.35cm" svg:height="1.524cm" svg:x="17.891cm" svg:y="9.255cm">
          <text:p text:style-name="P1">Write to Peripheral </text:p>
          <text:p text:style-name="P1">At File Off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4.064cm" svg:height="3.048cm" svg:x="19.034cm" svg:y="14.589cm">
          <text:p text:style-name="P1">All Data</text:p>
          <text:p text:style-name="P1">Writt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6.35cm" svg:height="1.524cm" svg:x="3.032cm" svg:y="15.097cm">
          <text:p text:style-name="P1">Update WTK 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6.35cm" svg:height="1.524cm" svg:x="17.891cm" svg:y="11.922cm">
          <text:p text:style-name="P1">Update File Off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605cm" svg:y1="5.699cm" svg:x2="21.066cm" svg:y2="9.255cm" draw:start-shape="id4" draw:start-glue-point="7" draw:end-shape="id6" draw:end-glue-point="0" svg:d="M15605 5699h5461v3556" svg:viewBox="0 0 5462 3557">
          <text:p/>
        </draw:connector>
        <draw:connector draw:style-name="gr4" draw:text-style-name="P2" draw:layer="layout" svg:x1="21.066cm" svg:y1="10.779cm" svg:x2="21.066cm" svg:y2="11.922cm" draw:start-shape="id6" draw:start-glue-point="2" draw:end-shape="id7" draw:end-glue-point="0" svg:d="M21066 10779v1143" svg:viewBox="0 0 1 1144">
          <text:p/>
        </draw:connector>
        <draw:connector draw:style-name="gr4" draw:text-style-name="P2" draw:layer="layout" svg:x1="21.066cm" svg:y1="13.446cm" svg:x2="21.066cm" svg:y2="14.589cm" draw:start-shape="id7" draw:start-glue-point="2" draw:end-shape="id8" draw:end-glue-point="4" svg:d="M21066 13446v1143" svg:viewBox="0 0 1 1144">
          <text:p/>
        </draw:connector>
        <draw:connector draw:style-name="gr4" draw:text-style-name="P2" draw:layer="layout" svg:x1="21.066cm" svg:y1="17.637cm" svg:x2="15.986cm" svg:y2="18.923cm" draw:start-shape="id8" draw:start-glue-point="6" draw:end-shape="id3" draw:end-glue-point="1" svg:d="M21066 17637v1286h-5080" svg:viewBox="0 0 5081 1287">
          <text:p/>
        </draw:connector>
        <draw:connector draw:style-name="gr4" draw:text-style-name="P2" draw:layer="layout" svg:x1="23.098cm" svg:y1="16.113cm" svg:x2="21.066cm" svg:y2="9.255cm" draw:start-shape="id8" draw:start-glue-point="7" draw:end-shape="id6" draw:end-glue-point="0" svg:d="M23098 16113h1645v-7359h-3677v501" svg:viewBox="0 0 3678 7360">
          <text:p/>
        </draw:connector>
        <draw:connector draw:style-name="gr4" draw:text-style-name="P2" draw:layer="layout" svg:x1="4.302cm" svg:y1="18.907cm" svg:x2="6.267cm" svg:y2="8.747cm" draw:start-shape="id2" draw:start-glue-point="5" draw:end-shape="id1" draw:end-glue-point="4" svg:d="M4302 18907h-2413v-10661h4378v501" svg:viewBox="0 0 4379 10662">
          <text:p/>
        </draw:connector>
        <draw:frame draw:style-name="gr8" draw:text-style-name="P3" draw:layer="layout" svg:width="4.826cm" svg:height="1.016cm" svg:x="6.334cm" svg:y="4.556cm">
          <draw:text-box>
            <text:p>AXI_STREAM</text:p>
          </draw:text-box>
        </draw:frame>
        <draw:frame draw:style-name="gr8" draw:text-style-name="P3" draw:layer="layout" svg:width="2.667cm" svg:height="1.016cm" svg:x="15.986cm" svg:y="4.556cm">
          <draw:text-box>
            <text:p>SLAVE</text:p>
          </draw:text-box>
        </draw:frame>
        <draw:frame draw:style-name="gr9" draw:text-style-name="P3" draw:layer="layout" svg:width="1.397cm" svg:height="0.962cm" svg:x="1.762cm" svg:y="9.255cm">
          <draw:text-box>
            <text:p>No</text:p>
          </draw:text-box>
        </draw:frame>
        <draw:frame draw:style-name="gr9" draw:text-style-name="P3" draw:layer="layout" svg:width="1.397cm" svg:height="0.962cm" svg:x="3.032cm" svg:y="18.018cm">
          <draw:text-box>
            <text:p>No</text:p>
          </draw:text-box>
        </draw:frame>
        <draw:frame draw:style-name="gr9" draw:text-style-name="P3" draw:layer="layout" svg:width="1.397cm" svg:height="0.962cm" svg:x="23.225cm" svg:y="15.278cm">
          <draw:text-box>
            <text:p>No</text:p>
          </draw:text-box>
        </draw:frame>
        <draw:frame draw:style-name="gr9" draw:text-style-name="P3" draw:layer="layout" svg:width="1.651cm" svg:height="0.962cm" svg:x="19.669cm" svg:y="17.764cm">
          <draw:text-box>
            <text:p>Yes</text:p>
          </draw:text-box>
        </draw:frame>
        <draw:frame draw:style-name="gr10" draw:text-style-name="P3" draw:layer="layout" svg:width="1.778cm" svg:height="0.962cm" svg:x="8.239cm" svg:y="18.072cm">
          <draw:text-box>
            <text:p>Yes</text:p>
          </draw:text-box>
        </draw:frame>
        <draw:frame draw:style-name="gr10" draw:text-style-name="P3" draw:layer="layout" svg:width="1.778cm" svg:height="0.962cm" svg:x="6.207cm" svg:y="11.976cm">
          <draw:text-box>
            <text:p>Yes</text:p>
          </draw:text-box>
        </draw:frame>
        <draw:connector draw:style-name="gr4" draw:text-style-name="P2" draw:layer="layout" svg:x1="13.509cm" svg:y1="2.524cm" svg:x2="13.51cm" svg:y2="3.794cm" draw:start-shape="id9" draw:start-glue-point="2" draw:end-shape="id4" draw:end-glue-point="4" svg:d="M13509 2524v635h1v635" svg:viewBox="0 0 2 1271">
          <text:p/>
        </draw:connector>
        <draw:frame draw:style-name="gr11" draw:text-style-name="P3" draw:layer="layout" svg:width="8.001cm" svg:height="1.673cm" svg:x="1cm" svg:y="1.127cm">
          <draw:text-box>
            <text:p>pci_write() Flow Diagram</text:p>
          </draw:text-box>
        </draw:frame>
      </draw:page>
      <draw:page draw:name="page2" draw:style-name="dp1" draw:master-page-name="Default">
        <draw:custom-shape draw:style-name="gr1" draw:text-style-name="P4" xml:id="id12" draw:id="id12" draw:layer="layout" svg:width="4.191cm" svg:height="3.81cm" svg:x="11.415cm" svg:y="3.795cm">
          <text:p text:style-name="P4">Peripheral</text:p>
          <text:p text:style-name="P4">Typ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4" draw:id="id14" draw:layer="layout" svg:width="6.35cm" svg:height="1.524cm" svg:x="3.033cm" svg:y="13.066cm">
          <text:p text:style-name="P4">Read from Ring Buffer</text:p>
          <text:p text:style-name="P4">At RFH 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7.753cm" svg:height="3.048cm" svg:x="2.392cm" svg:y="8.748cm">
          <text:p text:style-name="P4">Data Available in</text:p>
          <text:p text:style-name="P4">Ring Buff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4" xml:id="id10" draw:id="id10" draw:layer="layout" svg:width="5.462cm" svg:height="3.048cm" svg:x="3.413cm" svg:y="17.383cm">
          <text:p text:style-name="P4">All <text:s/>User Space</text:p>
          <text:p text:style-name="P4"><text:s/>Requested Data</text:p>
          <text:p text:style-name="P4">Rea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11" draw:id="id11" draw:layer="layout" svg:width="4.445cm" svg:height="1.302cm" svg:x="11.542cm" svg:y="18.273cm">
          <text:p text:style-name="P4">Exit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6.477cm" svg:height="1.524cm" svg:x="10.272cm" svg:y="1.001cm">
          <text:p text:style-name="P4">pci_read(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875cm" svg:y1="18.907cm" svg:x2="11.542cm" svg:y2="18.924cm" draw:start-shape="id10" draw:start-glue-point="7" draw:end-shape="id11" draw:end-glue-point="3" svg:d="M8875 18907h1334v17h1333" svg:viewBox="0 0 2668 18">
          <text:p/>
        </draw:connector>
        <draw:connector draw:style-name="gr4" draw:text-style-name="P2" draw:layer="layout" svg:x1="11.415cm" svg:y1="5.7cm" svg:x2="6.268cm" svg:y2="8.748cm" draw:start-shape="id12" draw:start-glue-point="5" draw:end-shape="id13" draw:end-glue-point="4" svg:d="M11415 5700h-5147v3048" svg:viewBox="0 0 5148 3049">
          <text:p/>
        </draw:connector>
        <draw:connector draw:style-name="gr4" draw:text-style-name="P2" draw:layer="layout" svg:x1="6.268cm" svg:y1="11.796cm" svg:x2="6.208cm" svg:y2="13.066cm" draw:end-shape="id14" draw:end-glue-point="0" svg:d="M6268 11796v385h-60v885" svg:viewBox="0 0 61 1271">
          <text:p/>
        </draw:connector>
        <draw:custom-shape draw:style-name="gr2" draw:text-style-name="P4" xml:id="id16" draw:id="id16" draw:layer="layout" svg:width="6.35cm" svg:height="1.524cm" svg:x="18.018cm" svg:y="11.976cm">
          <text:p text:style-name="P4">Read from Peripheral </text:p>
          <text:p text:style-name="P4">At File Off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8" draw:id="id18" draw:layer="layout" svg:width="5.969cm" svg:height="3.048cm" svg:x="18.145cm" svg:y="17.383cm">
          <text:p text:style-name="P4">All User Space</text:p>
          <text:p text:style-name="P4">Requested Data</text:p>
          <text:p text:style-name="P4">Rea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0" draw:id="id20" draw:layer="layout" svg:width="6.35cm" svg:height="1.524cm" svg:x="3.033cm" svg:y="15.098cm">
          <text:p text:style-name="P4">Update RFH Poi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6.35cm" svg:height="1.524cm" svg:x="18.018cm" svg:y="14.643cm">
          <text:p text:style-name="P4">Update File Off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606cm" svg:y1="5.7cm" svg:x2="21.13cm" svg:y2="7.731cm" draw:start-shape="id12" draw:start-glue-point="7" draw:end-shape="id15" draw:end-glue-point="4" svg:d="M15606 5700h5524v2031" svg:viewBox="0 0 5525 2032">
          <text:p/>
        </draw:connector>
        <draw:connector draw:style-name="gr4" draw:text-style-name="P2" draw:layer="layout" svg:x1="21.193cm" svg:y1="13.5cm" svg:x2="21.193cm" svg:y2="14.643cm" draw:start-shape="id16" draw:start-glue-point="2" draw:end-shape="id17" draw:end-glue-point="0" svg:d="M21193 13500v1143" svg:viewBox="0 0 1 1144">
          <text:p/>
        </draw:connector>
        <draw:connector draw:style-name="gr4" draw:text-style-name="P2" draw:layer="layout" svg:x1="21.193cm" svg:y1="16.167cm" svg:x2="21.13cm" svg:y2="17.383cm" draw:start-shape="id17" draw:start-glue-point="2" draw:end-shape="id18" draw:end-glue-point="4" svg:d="M21193 16167v609h-63v607" svg:viewBox="0 0 64 1217">
          <text:p/>
        </draw:connector>
        <draw:connector draw:style-name="gr4" draw:text-style-name="P2" draw:layer="layout" svg:x1="3.413cm" svg:y1="18.907cm" svg:x2="6.268cm" svg:y2="8.748cm" draw:start-shape="id10" draw:start-glue-point="5" draw:end-shape="id13" draw:end-glue-point="4" svg:d="M3413 18907h-1523v-10660h4378v501" svg:viewBox="0 0 4379 10661">
          <text:p/>
        </draw:connector>
        <draw:frame draw:style-name="gr8" draw:text-style-name="P6" draw:layer="layout" svg:width="4.826cm" svg:height="1.016cm" svg:x="6.335cm" svg:y="4.557cm">
          <draw:text-box>
            <text:p text:style-name="P5">AXI_STREAM</text:p>
          </draw:text-box>
        </draw:frame>
        <draw:frame draw:style-name="gr8" draw:text-style-name="P6" draw:layer="layout" svg:width="2.667cm" svg:height="1.016cm" svg:x="15.987cm" svg:y="4.557cm">
          <draw:text-box>
            <text:p text:style-name="P5">SLAVE</text:p>
          </draw:text-box>
        </draw:frame>
        <draw:frame draw:style-name="gr9" draw:text-style-name="P6" draw:layer="layout" svg:width="1.397cm" svg:height="0.962cm" svg:x="10.017cm" svg:y="9.382cm">
          <draw:text-box>
            <text:p text:style-name="P5">No</text:p>
          </draw:text-box>
        </draw:frame>
        <draw:frame draw:style-name="gr14" draw:text-style-name="P6" draw:layer="layout" svg:width="1.397cm" svg:height="0.962cm" svg:x="2.016cm" svg:y="17.891cm">
          <draw:text-box>
            <text:p text:style-name="P5">No</text:p>
          </draw:text-box>
        </draw:frame>
        <draw:frame draw:style-name="gr9" draw:text-style-name="P6" draw:layer="layout" svg:width="1.397cm" svg:height="0.962cm" svg:x="24.114cm" svg:y="17.891cm">
          <draw:text-box>
            <text:p text:style-name="P5">No</text:p>
          </draw:text-box>
        </draw:frame>
        <draw:frame draw:style-name="gr9" draw:text-style-name="P6" draw:layer="layout" svg:width="1.651cm" svg:height="0.962cm" svg:x="16.621cm" svg:y="17.764cm">
          <draw:text-box>
            <text:p text:style-name="P5">Yes</text:p>
          </draw:text-box>
        </draw:frame>
        <draw:frame draw:style-name="gr10" draw:text-style-name="P6" draw:layer="layout" svg:width="1.778cm" svg:height="0.962cm" svg:x="8.874cm" svg:y="17.945cm">
          <draw:text-box>
            <text:p text:style-name="P5">Yes</text:p>
          </draw:text-box>
        </draw:frame>
        <draw:frame draw:style-name="gr10" draw:text-style-name="P6" draw:layer="layout" svg:width="1.778cm" svg:height="0.962cm" svg:x="6.208cm" svg:y="11.977cm">
          <draw:text-box>
            <text:p text:style-name="P5">Yes</text:p>
          </draw:text-box>
        </draw:frame>
        <draw:connector draw:style-name="gr4" draw:text-style-name="P2" draw:layer="layout" svg:x1="13.51cm" svg:y1="2.525cm" svg:x2="13.511cm" svg:y2="3.795cm" draw:start-shape="id19" draw:start-glue-point="2" draw:end-shape="id12" draw:end-glue-point="4" svg:d="M13510 2525v635h1v635" svg:viewBox="0 0 2 1271">
          <text:p/>
        </draw:connector>
        <draw:connector draw:style-name="gr4" draw:text-style-name="P2" draw:layer="layout" svg:x1="10.145cm" svg:y1="10.272cm" svg:x2="13.764cm" svg:y2="18.273cm" draw:start-shape="id13" draw:start-glue-point="7" draw:end-shape="id11" draw:end-glue-point="0" svg:d="M10145 10272h3619v8001" svg:viewBox="0 0 3620 8002">
          <text:p/>
        </draw:connector>
        <draw:custom-shape draw:style-name="gr15" draw:text-style-name="P4" xml:id="id15" draw:id="id15" draw:layer="layout" svg:width="6.223cm" svg:height="3.175cm" svg:x="18.018cm" svg:y="7.731cm">
          <text:p text:style-name="P4"/>
          <text:p text:style-name="P4">File Offset </text:p>
          <text:p text:style-name="P4">at EOF?</text:p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8.145cm" svg:y1="18.907cm" svg:x2="15.987cm" svg:y2="18.924cm" draw:start-shape="id18" draw:start-glue-point="5" draw:end-shape="id11" draw:end-glue-point="1" svg:d="M18145 18907h-1080v17h-1078" svg:viewBox="0 0 2159 18">
          <text:p/>
        </draw:connector>
        <draw:connector draw:style-name="gr4" draw:text-style-name="P2" draw:layer="layout" draw:line-skew="0.642cm" svg:x1="24.114cm" svg:y1="18.907cm" svg:x2="24.241cm" svg:y2="9.319cm" draw:start-shape="id18" draw:start-glue-point="7" draw:end-shape="id15" draw:end-glue-point="7" svg:d="M24114 18907h1270v-9588h-1143" svg:viewBox="0 0 1271 9589">
          <text:p/>
        </draw:connector>
        <draw:connector draw:style-name="gr4" draw:text-style-name="P2" draw:layer="layout" svg:x1="18.018cm" svg:y1="9.319cm" svg:x2="13.764cm" svg:y2="18.273cm" draw:start-shape="id15" draw:start-glue-point="5" draw:end-shape="id11" draw:end-glue-point="0" svg:d="M18018 9319h-4254v8954" svg:viewBox="0 0 4255 8955">
          <text:p/>
        </draw:connector>
        <draw:frame draw:style-name="gr9" draw:text-style-name="P6" draw:layer="layout" svg:width="1.651cm" svg:height="0.962cm" svg:x="16.748cm" svg:y="8.42cm">
          <draw:text-box>
            <text:p text:style-name="P5">Yes</text:p>
          </draw:text-box>
        </draw:frame>
        <draw:connector draw:style-name="gr4" draw:text-style-name="P2" draw:layer="layout" svg:x1="21.13cm" svg:y1="10.906cm" svg:x2="21.193cm" svg:y2="11.976cm" draw:start-shape="id15" draw:start-glue-point="6" draw:end-shape="id16" draw:end-glue-point="0" svg:d="M21130 10906v535h63v535" svg:viewBox="0 0 64 1071">
          <text:p/>
        </draw:connector>
        <draw:frame draw:style-name="gr9" draw:text-style-name="P6" draw:layer="layout" svg:width="1.397cm" svg:height="0.962cm" svg:x="21.066cm" svg:y="10.833cm">
          <draw:text-box>
            <text:p text:style-name="P5">No</text:p>
          </draw:text-box>
        </draw:frame>
        <draw:connector draw:style-name="gr4" draw:text-style-name="P2" draw:layer="layout" svg:x1="6.208cm" svg:y1="14.59cm" svg:x2="6.208cm" svg:y2="15.098cm" draw:start-shape="id14" draw:start-glue-point="2" draw:end-shape="id20" draw:end-glue-point="0" svg:d="M6208 14590v508" svg:viewBox="0 0 1 509">
          <text:p/>
        </draw:connector>
        <draw:connector draw:style-name="gr4" draw:text-style-name="P2" draw:layer="layout" svg:x1="6.208cm" svg:y1="16.622cm" svg:x2="6.144cm" svg:y2="17.383cm" draw:start-shape="id20" draw:start-glue-point="2" draw:end-shape="id10" draw:end-glue-point="4" svg:d="M6208 16622v381h-64v380" svg:viewBox="0 0 65 762">
          <text:p/>
        </draw:connector>
        <draw:frame draw:style-name="gr11" draw:text-style-name="P6" draw:layer="layout" svg:width="8.001cm" svg:height="1.673cm" svg:x="1.001cm" svg:y="1.128cm">
          <draw:text-box>
            <text:p text:style-name="P5">pci_read() Flow Diagram</text:p>
          </draw:text-box>
        </draw:frame>
      </draw:page>
      <draw:page draw:name="page3" draw:style-name="dp1" draw:master-page-name="Default">
        <draw:custom-shape draw:style-name="gr16" draw:text-style-name="P7" xml:id="id21" draw:id="id21" draw:layer="layout" svg:width="4.699cm" svg:height="2.54cm" svg:x="3.032cm" svg:y="2.778cm">
          <text:p text:style-name="P7">pci_write()</text:p>
          <draw:enhanced-geometry svg:viewBox="0 0 21600 21600" draw:type="rectangle" draw:enhanced-path="M 0 0 L 21600 0 21600 21600 0 21600 0 0 Z N"/>
        </draw:custom-shape>
        <draw:custom-shape draw:style-name="gr16" draw:text-style-name="P7" xml:id="id30" draw:id="id30" draw:layer="layout" svg:width="4.699cm" svg:height="2.54cm" svg:x="11.287cm" svg:y="2.778cm">
          <text:p text:style-name="P7">pci_poll()</text:p>
          <draw:enhanced-geometry svg:viewBox="0 0 21600 21600" draw:type="rectangle" draw:enhanced-path="M 0 0 L 21600 0 21600 21600 0 21600 0 0 Z N"/>
        </draw:custom-shape>
        <draw:custom-shape draw:style-name="gr16" draw:text-style-name="P7" xml:id="id28" draw:id="id28" draw:layer="layout" svg:width="4.699cm" svg:height="2.54cm" svg:x="19.415cm" svg:y="2.778cm">
          <text:p text:style-name="P7">pci_read()</text:p>
          <draw:enhanced-geometry svg:viewBox="0 0 21600 21600" draw:type="rectangle" draw:enhanced-path="M 0 0 L 21600 0 21600 21600 0 21600 0 0 Z N"/>
        </draw:custom-shape>
        <draw:g xml:id="id22" draw:id="id22">
          <draw:custom-shape draw:style-name="gr17" draw:text-style-name="P9" draw:layer="layout" svg:width="0.508cm" svg:height="2.032cm" svg:x="8.366cm" svg:y="8.112cm">
            <text:p text:style-name="P8">F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508cm" svg:height="2.032cm" svg:x="8.874cm" svg:y="8.112cm">
            <text:p text:style-name="P8">I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508cm" svg:height="2.032cm" svg:x="9.382cm" svg:y="8.112cm">
            <text:p text:style-name="P8">F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508cm" svg:height="2.032cm" svg:x="9.89cm" svg:y="8.112cm">
            <text:p text:style-name="P8">0</text:p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17" draw:text-style-name="P9" draw:layer="layout" svg:width="0.508cm" svg:height="2.032cm" svg:x="16.24cm" svg:y="7.985cm">
            <text:p text:style-name="P8">F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508cm" svg:height="2.032cm" svg:x="16.748cm" svg:y="7.985cm">
            <text:p text:style-name="P8">I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508cm" svg:height="2.032cm" svg:x="17.256cm" svg:y="7.985cm">
            <text:p text:style-name="P8">F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508cm" svg:height="2.032cm" svg:x="17.764cm" svg:y="7.985cm">
            <text:p text:style-name="P8">0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0" xml:id="id23" draw:id="id23" draw:layer="layout" svg:width="3.429cm" svg:height="3.429cm" svg:x="3.667cm" svg:y="10.652cm">
          <text:p text:style-name="P4"><text:span text:style-name="T1">Write</text:span></text:p>
          <text:p text:style-name="P4"><text:span text:style-name="T1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27" draw:id="id27" draw:layer="layout" svg:width="3.429cm" svg:height="3.429cm" svg:x="20.05cm" svg:y="10.652cm">
          <text:p text:style-name="P4"><text:span text:style-name="T1">Read</text:span></text:p>
          <text:p text:style-name="P4"><text:span text:style-name="T1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5" draw:id="id25" draw:layer="layout" svg:width="4.699cm" svg:height="2.54cm" svg:x="11.033cm" svg:y="11.287cm">
          <text:p text:style-name="P7">pci_isr()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draw:type="lines" svg:x1="7.731cm" svg:y1="4.048cm" svg:x2="9.382cm" svg:y2="8.112cm" draw:start-shape="id21" draw:start-glue-point="1" draw:end-shape="id22" draw:end-glue-point="0" svg:d="M7731 4048h500l1151 3563v501" svg:viewBox="0 0 1652 4065">
          <text:p/>
        </draw:connector>
        <draw:connector draw:style-name="gr19" draw:text-style-name="P2" draw:layer="layout" draw:type="lines" svg:x1="9.382cm" svg:y1="10.144cm" svg:x2="7.096cm" svg:y2="12.366cm" draw:start-shape="id22" draw:start-glue-point="2" draw:end-shape="id23" draw:end-glue-point="1" svg:d="M9382 10144v501l-1785 1721h-501" svg:viewBox="0 0 2287 2223">
          <text:p/>
        </draw:connector>
        <draw:connector draw:style-name="gr20" draw:text-style-name="P2" draw:layer="layout" draw:type="lines" svg:x1="5.381cm" svg:y1="5.318cm" svg:x2="5.381cm" svg:y2="6.842cm" draw:start-shape="id21" draw:start-glue-point="2" draw:end-shape="id24" draw:end-glue-point="0" svg:d="M5381 5318v501 522 501" svg:viewBox="0 0 1 1525">
          <text:p/>
        </draw:connector>
        <draw:connector draw:style-name="gr20" draw:text-style-name="P2" draw:layer="layout" draw:type="lines" svg:x1="5.381cm" svg:y1="9.382cm" svg:x2="5.381cm" svg:y2="10.652cm" draw:start-shape="id24" draw:start-glue-point="2" draw:end-shape="id23" draw:end-glue-point="0" svg:d="M5381 9382v502 266 502" svg:viewBox="0 0 1 1271">
          <text:p/>
        </draw:connector>
        <draw:connector draw:style-name="gr21" draw:text-style-name="P2" draw:layer="layout" draw:type="lines" svg:x1="13.382cm" svg:y1="11.287cm" svg:x2="16.24cm" svg:y2="9.001cm" draw:start-shape="id25" draw:start-glue-point="0" draw:end-shape="id26" draw:end-glue-point="3" svg:d="M13382 11287v-501l2357-1785h501" svg:viewBox="0 0 2859 2287">
          <text:p/>
        </draw:connector>
        <draw:connector draw:style-name="gr21" draw:text-style-name="P2" draw:layer="layout" draw:type="lines" svg:x1="18.272cm" svg:y1="9.001cm" svg:x2="20.05cm" svg:y2="12.366cm" draw:start-shape="id26" draw:start-glue-point="1" draw:end-shape="id27" draw:end-glue-point="3" svg:d="M18272 9001h501l775 3365h502" svg:viewBox="0 0 1779 3366">
          <text:p/>
        </draw:connector>
        <draw:connector draw:style-name="gr20" draw:text-style-name="P2" draw:layer="layout" draw:type="lines" svg:x1="21.764cm" svg:y1="6.842cm" svg:x2="21.764cm" svg:y2="5.318cm" draw:end-shape="id28" draw:end-glue-point="2" svg:d="M21764 6842v-1023-501" svg:viewBox="0 0 1 1525">
          <text:p/>
        </draw:connector>
        <draw:connector draw:style-name="gr4" draw:text-style-name="P2" draw:layer="layout" draw:type="lines" svg:x1="23.479cm" svg:y1="12.366cm" svg:x2="23.733cm" svg:y2="8.112cm" draw:start-shape="id27" draw:start-glue-point="1" draw:end-shape="id29" draw:end-glue-point="1" svg:d="M23479 12366h501l254-4254h-501" svg:viewBox="0 0 756 4255">
          <text:p/>
        </draw:connector>
        <draw:connector draw:style-name="gr4" draw:text-style-name="P2" draw:layer="layout" draw:type="lines" svg:x1="21.764cm" svg:y1="10.652cm" svg:x2="15.986cm" svg:y2="4.048cm" draw:start-shape="id27" draw:start-glue-point="0" draw:end-shape="id30" svg:d="M21764 10652v-502l-5278-6102h-500" svg:viewBox="0 0 5779 6605">
          <text:p/>
        </draw:connector>
        <draw:custom-shape draw:style-name="gr22" draw:text-style-name="P11" xml:id="id31" draw:id="id31" draw:layer="layout" svg:width="8.763cm" svg:height="3.429cm" svg:x="9.001cm" svg:y="16.494cm">
          <text:p text:style-name="P4">FPGA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5.381cm" svg:y1="14.081cm" svg:x2="9.001cm" svg:y2="18.208cm" draw:start-shape="id23" draw:start-glue-point="2" draw:end-shape="id31" draw:end-glue-point="3" svg:d="M5381 14081v501l3118 3626h502" svg:viewBox="0 0 3621 4128">
          <text:p/>
        </draw:connector>
        <draw:connector draw:style-name="gr4" draw:text-style-name="P2" draw:layer="layout" draw:type="lines" svg:x1="17.764cm" svg:y1="18.208cm" svg:x2="21.764cm" svg:y2="14.081cm" draw:start-shape="id31" draw:start-glue-point="1" draw:end-shape="id27" svg:d="M17764 18208h500l3500-3626v-501" svg:viewBox="0 0 4001 4128">
          <text:p/>
        </draw:connector>
        <draw:connector draw:style-name="gr21" draw:text-style-name="P2" draw:layer="layout" draw:type="lines" svg:x1="13.382cm" svg:y1="16.494cm" svg:x2="13.382cm" svg:y2="13.827cm" draw:start-shape="id31" draw:start-glue-point="0" draw:end-shape="id25" draw:end-glue-point="2" svg:d="M13382 16494v-502-1664-501" svg:viewBox="0 0 1 2668">
          <text:p/>
        </draw:connector>
        <draw:frame draw:style-name="gr23" draw:text-style-name="P13" draw:layer="layout" svg:width="3.048cm" svg:height="0.806cm" svg:x="8.874cm" svg:y="5.909cm">
          <draw:text-box>
            <text:p text:style-name="P12"><text:span text:style-name="T2">File struct</text:span></text:p>
          </draw:text-box>
        </draw:frame>
        <draw:frame draw:style-name="gr23" draw:text-style-name="P13" draw:layer="layout" svg:width="3.048cm" svg:height="0.806cm" svg:x="7.731cm" svg:y="11.878cm">
          <draw:text-box>
            <text:p text:style-name="P12"><text:span text:style-name="T2">File struct</text:span></text:p>
          </draw:text-box>
        </draw:frame>
        <draw:frame draw:style-name="gr23" draw:text-style-name="P13" draw:layer="layout" svg:width="3.048cm" svg:height="0.806cm" svg:x="12.303cm" svg:y="9.084cm">
          <draw:text-box>
            <text:p text:style-name="P12"><text:span text:style-name="T2">File struct</text:span></text:p>
          </draw:text-box>
        </draw:frame>
        <draw:frame draw:style-name="gr23" draw:text-style-name="P13" draw:layer="layout" svg:width="3.048cm" svg:height="0.806cm" svg:x="16.748cm" svg:y="10.354cm">
          <draw:text-box>
            <text:p text:style-name="P12"><text:span text:style-name="T2">File struct</text:span></text:p>
          </draw:text-box>
        </draw:frame>
        <draw:frame draw:style-name="gr24" draw:text-style-name="P13" draw:layer="layout" svg:width="1.905cm" svg:height="0.806cm" svg:x="6.207cm" svg:y="15.18cm">
          <draw:text-box>
            <text:p text:style-name="P12"><text:span text:style-name="T2">Data</text:span></text:p>
          </draw:text-box>
        </draw:frame>
        <draw:frame draw:style-name="gr24" draw:text-style-name="P13" draw:layer="layout" svg:width="1.905cm" svg:height="0.806cm" svg:x="18.653cm" svg:y="15.732cm">
          <draw:text-box>
            <text:p text:style-name="P12"><text:span text:style-name="T2">Data</text:span></text:p>
          </draw:text-box>
        </draw:frame>
        <draw:frame draw:style-name="gr24" draw:text-style-name="P13" draw:layer="layout" svg:width="1.905cm" svg:height="0.806cm" svg:x="21.701cm" svg:y="5.909cm">
          <draw:text-box>
            <text:p text:style-name="P12"><text:span text:style-name="T2">Data</text:span></text:p>
          </draw:text-box>
        </draw:frame>
        <draw:frame draw:style-name="gr24" draw:text-style-name="P13" draw:layer="layout" svg:width="1.905cm" svg:height="0.806cm" svg:x="24.114cm" svg:y="9.084cm">
          <draw:text-box>
            <text:p text:style-name="P12"><text:span text:style-name="T2">Data</text:span></text:p>
          </draw:text-box>
        </draw:frame>
        <draw:frame draw:style-name="gr24" draw:text-style-name="P13" draw:layer="layout" svg:width="1.905cm" svg:height="0.806cm" svg:x="5.572cm" svg:y="5.445cm">
          <draw:text-box>
            <text:p text:style-name="P12"><text:span text:style-name="T2">Data</text:span></text:p>
          </draw:text-box>
        </draw:frame>
        <draw:frame draw:style-name="gr24" draw:text-style-name="P13" draw:layer="layout" svg:width="1.905cm" svg:height="0.806cm" svg:x="5.445cm" svg:y="9.211cm">
          <draw:text-box>
            <text:p text:style-name="P12"><text:span text:style-name="T2">Data</text:span></text:p>
          </draw:text-box>
        </draw:frame>
        <draw:frame draw:style-name="gr25" draw:text-style-name="P14" draw:layer="layout" svg:width="3.876cm" svg:height="0.807cm" svg:x="13.253cm" svg:y="14.544cm">
          <draw:text-box>
            <text:p text:style-name="P12"><text:span text:style-name="T2">Interrupt Vector</text:span></text:p>
          </draw:text-box>
        </draw:frame>
        <draw:frame draw:style-name="gr26" draw:text-style-name="P13" draw:layer="layout" svg:width="2.413cm" svg:height="1.524cm" svg:x="17.002cm" svg:y="3.667cm">
          <draw:text-box>
            <text:p text:style-name="P12"><text:span text:style-name="T2">Wait Variable</text:span></text:p>
          </draw:text-box>
        </draw:frame>
        <draw:g xml:id="id24" draw:id="id24">
          <draw:g>
            <draw:g>
              <draw:custom-shape draw:style-name="gr27" draw:text-style-name="P8" draw:layer="layout" svg:width="2.413cm" svg:height="2.286cm" svg:x="3.794cm" svg:y="6.84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8" draw:text-style-name="P16" draw:layer="layout" svg:width="2.129cm" svg:height="2cm" svg:x="3.936cm" svg:y="6.985cm">
                <text:p text:style-name="P15"><text:span text:style-name="T2"><text:s/></text:span><text:span text:style-name="T2">TX Ring </text:span></text:p>
                <text:p text:style-name="P15"><text:span text:style-name="T2">Buffer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27" draw:text-style-name="P8" draw:layer="layout" svg:width="2.413cm" svg:height="2.286cm" svg:x="4.175cm" svg:y="6.96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8" draw:text-style-name="P16" draw:layer="layout" svg:width="2.129cm" svg:height="2cm" svg:x="4.317cm" svg:y="7.112cm">
                <text:p text:style-name="P15"><text:span text:style-name="T2"><text:s/></text:span><text:span text:style-name="T2">TX Ring </text:span></text:p>
                <text:p text:style-name="P15"><text:span text:style-name="T2">Buffer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27" draw:text-style-name="P8" draw:layer="layout" svg:width="2.413cm" svg:height="2.286cm" svg:x="4.556cm" svg:y="7.0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8" draw:text-style-name="P16" draw:layer="layout" svg:width="2.129cm" svg:height="2cm" svg:x="4.698cm" svg:y="7.239cm">
                <text:p text:style-name="P15"><text:span text:style-name="T2"><text:s/></text:span><text:span text:style-name="T2">TX Ring </text:span></text:p>
                <text:p text:style-name="P15"><text:span text:style-name="T2">Buffer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</draw:g>
        <draw:frame draw:style-name="gr29" draw:text-style-name="P18" draw:layer="layout" svg:width="2.032cm" svg:height="1.27cm" svg:x="1.635cm" svg:y="7.477cm">
          <draw:text-box>
            <text:p text:style-name="P17"><text:span text:style-name="T3">*Buffer per file*</text:span></text:p>
          </draw:text-box>
        </draw:frame>
        <draw:g xml:id="id29" draw:id="id29">
          <draw:g>
            <draw:g>
              <draw:custom-shape draw:style-name="gr27" draw:text-style-name="P8" draw:layer="layout" svg:width="2.413cm" svg:height="2.286cm" svg:x="20.558cm" svg:y="6.84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8" draw:text-style-name="P16" draw:layer="layout" svg:width="2.129cm" svg:height="2cm" svg:x="20.7cm" svg:y="6.985cm">
                <text:p text:style-name="P15"><text:span text:style-name="T2"><text:s/></text:span><text:span text:style-name="T2">TX Ring </text:span></text:p>
                <text:p text:style-name="P15"><text:span text:style-name="T2">Buffer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27" draw:text-style-name="P8" draw:layer="layout" svg:width="2.413cm" svg:height="2.286cm" svg:x="20.939cm" svg:y="6.96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8" draw:text-style-name="P16" draw:layer="layout" svg:width="2.129cm" svg:height="2cm" svg:x="21.081cm" svg:y="7.112cm">
                <text:p text:style-name="P15"><text:span text:style-name="T2"><text:s/></text:span><text:span text:style-name="T2">TX Ring </text:span></text:p>
                <text:p text:style-name="P15"><text:span text:style-name="T2">Buffer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27" draw:text-style-name="P8" draw:layer="layout" svg:width="2.413cm" svg:height="2.286cm" svg:x="21.32cm" svg:y="7.09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8" draw:text-style-name="P16" draw:layer="layout" svg:width="2.129cm" svg:height="2cm" svg:x="21.462cm" svg:y="7.239cm">
                <text:p text:style-name="P15"><text:span text:style-name="T2"><text:s/></text:span><text:span text:style-name="T2">RX Ring </text:span></text:p>
                <text:p text:style-name="P15"><text:span text:style-name="T2">Buffer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</draw:g>
        <draw:frame draw:style-name="gr29" draw:text-style-name="P18" draw:layer="layout" svg:width="2.032cm" svg:height="1.27cm" svg:x="23.606cm" svg:y="6.461cm">
          <draw:text-box>
            <text:p text:style-name="P17"><text:span text:style-name="T3">*Buffer per file*</text:span></text:p>
          </draw:text-box>
        </draw:frame>
        <draw:frame draw:style-name="gr9" draw:text-style-name="P6" draw:layer="layout" svg:width="12.7cm" svg:height="0.962cm" svg:x="1.635cm" svg:y="1.127cm">
          <draw:text-box>
            <text:p text:style-name="P5">AXI_STREAM Peripheral Type Driver Flow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4:26:02.999366000</meta:creation-date>
    <dc:date>2016-04-26T14:44:42.063382000</dc:date>
    <meta:editing-duration>PT4H59M26S</meta:editing-duration>
    <meta:editing-cycles>9</meta:editing-cycles>
    <meta:generator>LibreOffice/5.1.2.2$MacOSX_X86_64 LibreOffice_project/d3bf12ecb743fc0d20e0be0c58ca359301eb705f</meta:generator>
    <meta:document-statistic meta:object-count="138"/>
  </office:meta>
</office:document-meta>
</file>